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text-properties officeooo:rsid="001cdcbd" officeooo:paragraph-rsid="001cdcbd"/>
    </style:style>
    <style:style style:name="P2" style:family="paragraph" style:parent-style-name="Standard">
      <style:text-properties officeooo:rsid="0017ec5b" officeooo:paragraph-rsid="0017ec5b"/>
    </style:style>
    <style:style style:name="P3" style:family="paragraph" style:parent-style-name="Standard">
      <style:text-properties officeooo:rsid="0017ec5b" officeooo:paragraph-rsid="002bc17f"/>
    </style:style>
    <style:style style:name="P4" style:family="paragraph" style:parent-style-name="Heading_20_1" style:master-page-name="Standard">
      <style:paragraph-properties style:page-number="auto"/>
      <style:text-properties officeooo:rsid="0017ad43" officeooo:paragraph-rsid="0017ad43"/>
    </style:style>
    <style:style style:name="T1" style:family="text">
      <style:text-properties fo:font-style="italic" officeooo:rsid="001a13ac" style:font-style-asian="italic" style:font-style-complex="italic"/>
    </style:style>
    <style:style style:name="T2" style:family="text">
      <style:text-properties officeooo:rsid="001a13ac"/>
    </style:style>
    <style:style style:name="T3" style:family="text">
      <style:text-properties fo:font-style="normal" officeooo:rsid="001a13ac" style:font-style-asian="normal" style:font-style-complex="normal"/>
    </style:style>
    <style:style style:name="T4" style:family="text">
      <style:text-properties fo:font-style="normal" officeooo:rsid="001cdcbd" style:font-style-asian="normal" style:font-style-complex="normal"/>
    </style:style>
    <style:style style:name="T5" style:family="text">
      <style:text-properties style:text-position="super 58%" fo:font-style="normal" officeooo:rsid="001cdcbd" style:font-style-asian="normal" style:font-style-complex="normal"/>
    </style:style>
    <style:style style:name="T6" style:family="text">
      <style:text-properties fo:font-size="6pt" style:font-size-asian="6pt" style:font-size-complex="6pt"/>
    </style:style>
    <style:style style:name="T7" style:family="text">
      <style:text-properties style:text-position="0% 100%" fo:font-style="normal" officeooo:rsid="001cdcbd" style:font-style-asian="normal" style:font-style-complex="normal"/>
    </style:style>
    <style:style style:name="T8" style:family="text">
      <style:text-properties style:text-position="0% 100%" fo:font-style="normal" officeooo:rsid="001d8074" style:font-style-asian="normal" style:font-style-complex="normal"/>
    </style:style>
    <style:style style:name="T9" style:family="text">
      <style:text-properties style:text-position="0% 100%" fo:font-style="normal" officeooo:rsid="001f1d16" style:font-style-asian="normal" style:font-style-complex="normal"/>
    </style:style>
    <style:style style:name="T10" style:family="text">
      <style:text-properties style:text-position="0% 100%" fo:font-style="normal" officeooo:rsid="00217d60" style:font-style-asian="normal" style:font-style-complex="normal"/>
    </style:style>
    <style:style style:name="T11" style:family="text">
      <style:text-properties style:text-position="0% 100%" fo:font-style="normal" officeooo:rsid="002280f4" style:font-style-asian="normal" style:font-style-complex="normal"/>
    </style:style>
    <style:style style:name="T12" style:family="text">
      <style:text-properties style:text-position="0% 100%" fo:font-style="normal" officeooo:rsid="0022edec" style:font-style-asian="normal" style:font-style-complex="normal"/>
    </style:style>
    <style:style style:name="T13" style:family="text">
      <style:text-properties style:text-position="0% 100%" fo:font-style="normal" officeooo:rsid="00252274" style:font-style-asian="normal" style:font-style-complex="normal"/>
    </style:style>
    <style:style style:name="T14" style:family="text">
      <style:text-properties style:text-position="0% 100%" fo:font-style="normal" officeooo:rsid="0026ac4b" style:font-style-asian="normal" style:font-style-complex="normal"/>
    </style:style>
    <style:style style:name="T15" style:family="text">
      <style:text-properties style:text-position="0% 100%" fo:font-style="normal" officeooo:rsid="0027d113" style:font-style-asian="normal" style:font-style-complex="normal"/>
    </style:style>
    <style:style style:name="T16" style:family="text">
      <style:text-properties style:text-position="0% 100%" fo:font-style="normal" officeooo:rsid="00288a62" style:font-style-asian="normal" style:font-style-complex="normal"/>
    </style:style>
    <style:style style:name="T17" style:family="text">
      <style:text-properties style:text-position="0% 100%" fo:font-style="normal" officeooo:rsid="002bc17f" style:font-style-asian="normal" style:font-style-complex="normal"/>
    </style:style>
    <style:style style:name="T18" style:family="text">
      <style:text-properties style:text-position="0% 100%" fo:font-style="normal" officeooo:rsid="002cf8ad" style:font-style-asian="normal" style:font-style-complex="normal"/>
    </style:style>
    <style:style style:name="T19" style:family="text">
      <style:text-properties style:text-position="0% 100%" fo:font-style="normal" officeooo:rsid="002f616c" style:font-style-asian="normal" style:font-style-complex="normal"/>
    </style:style>
    <style:style style:name="T20" style:family="text">
      <style:text-properties style:text-position="0% 100%" fo:font-style="normal" officeooo:rsid="0032e954" style:font-style-asian="normal" style:font-style-complex="normal"/>
    </style:style>
    <style:style style:name="T21" style:family="text">
      <style:text-properties style:text-position="0% 100%" fo:font-style="normal" officeooo:rsid="00330617" style:font-style-asian="normal" style:font-style-complex="normal"/>
    </style:style>
    <style:style style:name="T22" style:family="text">
      <style:text-properties style:text-position="0% 100%" fo:font-style="normal" officeooo:rsid="00366f26" style:font-style-asian="normal" style:font-style-complex="normal"/>
    </style:style>
    <style:style style:name="T23" style:family="text">
      <style:text-properties style:text-position="0% 100%" fo:font-style="normal" officeooo:rsid="003ab9f7" style:font-style-asian="normal" style:font-style-complex="normal"/>
    </style:style>
    <style:style style:name="T24" style:family="text">
      <style:text-properties style:text-position="0% 100%" fo:font-style="normal" officeooo:rsid="003e61df" style:font-style-asian="normal" style:font-style-complex="normal"/>
    </style:style>
    <style:style style:name="T25" style:family="text">
      <style:text-properties style:text-position="0% 100%" fo:font-style="normal" officeooo:rsid="003fc21b" style:font-style-asian="normal" style:font-style-complex="normal"/>
    </style:style>
    <style:style style:name="T26" style:family="text">
      <style:text-properties style:text-position="0% 100%" fo:font-style="normal" officeooo:rsid="00408eb7" style:font-style-asian="normal" style:font-style-complex="normal"/>
    </style:style>
    <style:style style:name="T27" style:family="text">
      <style:text-properties style:text-position="0% 100%" fo:font-style="italic" officeooo:rsid="001f1d16" style:font-style-asian="italic" style:font-style-complex="italic"/>
    </style:style>
    <style:style style:name="T28" style:family="text">
      <style:text-properties style:text-position="0% 100%" fo:font-style="italic" officeooo:rsid="001cdcbd" style:font-style-asian="italic" style:font-style-complex="italic"/>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Methodology</text:h>
      <text:p text:style-name="P2"><text:tab/>Due to the nature of the project <text:span text:style-name="T2">traditional/team-based methodologies may not be totally appropriate, or there may even be methodologies that can be used specifically </text:span><text:span text:style-name="T1">for</text:span><text:span text:style-name="T3"> solo teams (Pagotto et al., 2016). </text:span><text:span text:style-name="T4">However, it has been suggested that using older, more standard, methodologies are best</text:span><text:span text:style-name="T5">[1][2] </text:span><text:span text:style-name="T7">with only minor changes.</text:span></text:p>
      <text:p text:style-name="P2"><text:span text:style-name="T7"><text:tab/></text:span><text:span text:style-name="T23">I</text:span><text:span text:style-name="T7">nitial</text:span><text:span text:style-name="T23">ly the </text:span><text:span text:style-name="T7">plan for development was to follow an </text:span><text:span text:style-name="T28">iterative </text:span><text:span text:style-name="T7">model after the initial libraries had been identified. As each library </text:span><text:span text:style-name="T8">is </text:span><text:span text:style-name="T7">discovered to be a requirement it </text:span><text:span text:style-name="T9">is to be </text:span><text:span text:style-name="T7">designed, implemented and then tested. </text:span><text:span text:style-name="T9">Testing is to take on a Test-Driven-Development approach, code is written </text:span><text:span text:style-name="T27">exclusively</text:span><text:span text:style-name="T9"> to make the unit tests pass. </text:span></text:p>
      <text:p text:style-name="P2"><text:span text:style-name="T9"><text:tab/></text:span><text:span text:style-name="T10">However, an iterative model does not lend itself to management and organisation by design. As such using a stricter (and specific) AGILE methodology would make a great deal more sense as it does help to make sure that teams (or solo developers) can self organise better </text:span><text:span text:style-name="T12">and more importantly can adapt better to any changes in design or equirements that may come up at a later date</text:span><text:span text:style-name="T10">. </text:span><text:span text:style-name="T11">The two methodologies under consideration are SCRUM and Kanban.</text:span></text:p>
      <text:p text:style-name="P3"><text:span text:style-name="T11"><text:tab/></text:span><text:span text:style-name="T13">SCRUM methodology decides the work-flow of a cross-functional, self organising team </text:span><text:span text:style-name="T14">to perform all steps (designing, building and testing) of the development at once all the time. This is done by completing prioritised tasks pulled from a “product backlog” that describes all required tasks to complete the project. The tasks are pulled into a sprint </text:span><text:span text:style-name="T17">(“timeboxed iteration”) </text:span><text:span text:style-name="T14">backlog and completed by the team over the course of a sprint (typically a 2 to 4 week development-cycle). </text:span><text:span text:style-name="T15">At the end of the sprint the team is to evaluate how they did and how many (and what) tasks are to be pulled into the new sprint backlog. This process is typically managed by an honorific “SCRUM Master” that will often change sprint to sprint. Daily standups are a mandatory part of SCRUM </text:span><text:span text:style-name="T16">(Rubin, 2013)</text:span><text:span text:style-name="T15">.</text:span></text:p>
      <text:p text:style-name="P2"><text:span text:style-name="T15"><text:tab/></text:span><text:span text:style-name="T17">Kanban Functions similarly to scrum however it does not have </text:span><text:span text:style-name="T18">a concept of Sprints. Instead, tasks are completed in a LEAN/“just-in-time” fashion. </text:span><text:span text:style-name="T19">As one “channel” (the vertical component to a kanban board) fills up the previous task cannot continue. A channel can only contain so many tasks. If a new task is wanted in the channel, then some tasks must be cleared. This gives a constant push through on the system that pulls more and more </text:span><text:span text:style-name="T20">tasks and forces other tasks to be completed, instead of their priority simply being demoted. Tasks are still completed with a priority fashion, </text:span><text:span text:style-name="T21">however they must ALL be finished </text:span><text:span text:style-name="T22">(Ahmad et al</text:span><text:span text:style-name="T21">., </text:span><text:span text:style-name="T22">2018).</text:span></text:p>
      <text:p text:style-name="P2"><text:span text:style-name="T23"><text:tab/></text:span><text:span text:style-name="T24">Scrum is very, very, geared towards having meetings with the team and making sure eachother know exactly where everyone stands to make sure nothing is blocked by some other task. Kanban </text:span><text:span text:style-name="T25">will serve as a great way to make sure tasks are not put off until later “sprints”. As a solo team, there is no need to be quite that organised. Completing tasks “just-in-time” will allow less second opinions and more just performing.</text:span></text:p>
      <text:p text:style-name="P2"><text:span text:style-name="T25"><text:tab/></text:span><text:span text:style-name="T26">For that reason Kanban will be the methodology that will be followed for this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Noto Sans Devanagari1" svg:font-family="'Noto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cdcbd" officeooo:paragraph-rsid="001cdcbd"/>
    </style:style>
    <style:style style:name="MT1" style:family="text">
      <style:text-properties fo:font-size="6pt" style:font-size-asian="6pt" style:font-size-complex="6pt"/>
    </style:style>
    <style:page-layout style:name="Mpm1">
      <style:page-layout-properties fo:page-width="21.001cm" fo:page-height="29.7cm" style:num-format="1" style:print-orientation="portrait" fo:margin-top="2.54cm" fo:margin-bottom="0.891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25cm" fo:margin-top="0.499cm"/>
      </style:footer-style>
    </style:page-layout>
  </office:automatic-styles>
  <office:master-styles>
    <style:master-page style:name="Standard" style:page-layout-name="Mpm1">
      <style:footer>
        <text:p text:style-name="MP1"><text:span text:style-name="MT1">1: </text:span><text:a xlink:type="simple" xlink:href="https://softwareengineering.stackexchange.com/a/363706" text:style-name="Internet_20_link" text:visited-style-name="Visited_20_Internet_20_Link"><text:span text:style-name="MT1">https://softwareengineering.stackexchange.com/a/363706</text:span></text:a><text:span text:style-name="MT1"><text:line-break/>2: </text:span><text:a xlink:type="simple" xlink:href="https://www.raywenderlich.com/585-scrum-of-one-how-to-bring-scrum-into-your-one-person-operation" text:style-name="Internet_20_link" text:visited-style-name="Visited_20_Internet_20_Link"><text:span text:style-name="MT1">https://www.raywenderlich.com/585-scrum-of-one-how-to-bring-scrum-into-your-one-person-operation</text:span></text:a><text:span text:style-name="MT1"><text:line-break/></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6</meta:editing-cycles>
    <meta:creation-date>2019-02-27T11:13:53.627021704</meta:creation-date>
    <meta:editing-duration>PT2H1S</meta:editing-duration>
    <meta:generator>LibreOffice/6.2.0.3$Linux_X86_64 LibreOffice_project/20$Build-3</meta:generator>
    <dc:title>word</dc:title>
    <dc:date>2019-02-27T13:44:51.218260299</dc:date>
    <meta:document-statistic meta:table-count="0" meta:image-count="0" meta:object-count="0" meta:page-count="1" meta:paragraph-count="9" meta:word-count="513" meta:character-count="3207" meta:non-whitespace-character-count="26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 xlink:href="../Methodology.ott" meta:date="2019-02-27T11:13:52.978788956"/>
  </office:meta>
</office:document-meta>
</file>